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2B0000002078832887F.gif" manifest:media-type="image/gi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40pt" fo:font-weight="normal" style:font-size-asian="40pt" style:font-weight-asian="normal" style:font-size-complex="40pt" style:font-weight-complex="normal"/>
    </style:style>
    <style:style style:name="T1" style:family="text">
      <style:text-properties fo:font-family="'Times New Roman'" style:font-family-generic="roman" style:font-pitch="variable"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4.91cm" svg:height="20cm" svg:x="1.8cm" svg:y="0.1cm">
          <draw:image xlink:href="Pictures/10000200000002B0000002078832887F.gif" xlink:type="simple" xlink:show="embed" xlink:actuate="onLoad">
            <text:p/>
          </draw:image>
        </draw:frame>
        <draw:custom-shape draw:style-name="gr2" draw:text-style-name="P1" draw:layer="layout" svg:width="3.2cm" svg:height="1.8cm" svg:x="6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8cm" svg:x="20.6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8cm" svg:x="6.2cm" svg:y="1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8cm" svg:x="21.2cm" svg:y="10.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cm" svg:height="1.813cm" svg:x="7cm" svg:y="8.7cm">
          <draw:text-box>
            <text:p text:style-name="P2"><text:span text:style-name="T1">(a)</text:span></text:p>
          </draw:text-box>
        </draw:frame>
        <draw:frame draw:style-name="gr3" draw:text-style-name="P2" draw:layer="layout" svg:width="2.2cm" svg:height="1.813cm" svg:x="7cm" svg:y="19.001cm">
          <draw:text-box>
            <text:p text:style-name="P2"><text:span text:style-name="T1">(c)</text:span></text:p>
          </draw:text-box>
        </draw:frame>
        <draw:frame draw:style-name="gr3" draw:text-style-name="P2" draw:layer="layout" svg:width="2.3cm" svg:height="1.813cm" svg:x="21.7cm" svg:y="8.701cm">
          <draw:text-box>
            <text:p text:style-name="P2"><text:span text:style-name="T1">(b)</text:span></text:p>
          </draw:text-box>
        </draw:frame>
        <draw:frame draw:style-name="gr3" draw:text-style-name="P2" draw:layer="layout" svg:width="2.3cm" svg:height="1.813cm" svg:x="21.7cm" svg:y="19.202cm">
          <draw:text-box>
            <text:p text:style-name="P2"><text:span text:style-name="T1">(d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</meta:initial-creator>
    <meta:creation-date>2013-02-12T13:26:58</meta:creation-date>
    <meta:editing-duration>PT9M51S</meta:editing-duration>
    <meta:editing-cycles>2</meta:editing-cycles>
    <dc:date>2013-02-12T13:36:46</dc:date>
    <dc:creator>nick </dc:creator>
    <meta:document-statistic meta:object-count="32"/>
    <meta:generator>LibreOffice/3.4$Linux LibreOffice_project/340m1$Build-402</meta:generator>
  </office:meta>
</office:document-meta>
</file>